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23e" officeooo:paragraph-rsid="000a523e"/>
    </style:style>
    <style:style style:name="P2" style:family="paragraph" style:parent-style-name="Standard">
      <style:paragraph-properties fo:text-align="start" style:justify-single-word="false"/>
      <style:text-properties officeooo:rsid="000a523e" officeooo:paragraph-rsid="000a523e"/>
    </style:style>
    <style:style style:name="P3" style:family="paragraph" style:parent-style-name="Standard">
      <style:paragraph-properties fo:text-align="start" style:justify-single-word="false"/>
      <style:text-properties officeooo:rsid="000b0542" officeooo:paragraph-rsid="000b0542"/>
    </style:style>
    <style:style style:name="P4" style:family="paragraph" style:parent-style-name="Standard">
      <style:paragraph-properties fo:text-align="start" style:justify-single-word="false"/>
      <style:text-properties officeooo:rsid="000b3ee1" officeooo:paragraph-rsid="000b3ee1"/>
    </style:style>
    <style:style style:name="P5" style:family="paragraph" style:parent-style-name="Standard">
      <style:paragraph-properties fo:text-align="start" style:justify-single-word="false"/>
      <style:text-properties officeooo:rsid="000e276b" officeooo:paragraph-rsid="000e276b"/>
    </style:style>
    <style:style style:name="T1" style:family="text">
      <style:text-properties officeooo:rsid="000d2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6</text:p>
      <text:p text:style-name="P1"/>
      <text:p text:style-name="P1"/>
      <text:p text:style-name="P2">Everybody should read the final product at least once to make sure they are fine with uploading it.</text:p>
      <text:p text:style-name="P2"/>
      <text:p text:style-name="P2">Frank is going to finalise it his edits and then Chris is going to give it the final edits and overview before uploaded.</text:p>
      <text:p text:style-name="P2"/>
      <text:p text:style-name="P3">Completed the Contribution Matrix. The version that Chris will submit will be emailed to the team and require confirmation.</text:p>
      <text:p text:style-name="P3"/>
      <text:p text:style-name="P4">Talk about taking Interface out of the NFR as it doesn’t really fit <text:span text:style-name="T1">the way it is right now.</text:span></text:p>
      <text:p text:style-name="P4"><text:tab/><text:span text:style-name="T1">Changed the content to make it clearer.</text:span></text:p>
      <text:p text:style-name="P4"/>
      <text:p text:style-name="P5">Went through the final document and made changes when needed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3:06:51.805858644</meta:creation-date>
    <dc:date>2018-11-15T15:27:49.324766743</dc:date>
    <meta:editing-duration>PT24M5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98" meta:character-count="544" meta:non-whitespace-character-count="452"/>
  </office:meta>
</office:document-meta>
</file>